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 style:writing-mode="lr-tb"/>
    </style:style>
    <style:style style:name="表1.A" style:family="table-column">
      <style:table-column-properties style:column-width="3.942cm" style:rel-column-width="15186*"/>
    </style:style>
    <style:style style:name="表1.B" style:family="table-column">
      <style:table-column-properties style:column-width="13.07cm" style:rel-column-width="5034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26cm" style:rel-column-width="525*"/>
    </style:style>
    <style:style style:name="表2.B" style:family="table-column">
      <style:table-column-properties style:column-width="16.087cm" style:rel-column-width="9120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926cm" style:rel-column-width="525*"/>
    </style:style>
    <style:style style:name="表3.B" style:family="table-column">
      <style:table-column-properties style:column-width="16.087cm" style:rel-column-width="9120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26cm" style:rel-column-width="525*"/>
    </style:style>
    <style:style style:name="表4.B" style:family="table-column">
      <style:table-column-properties style:column-width="16.087cm" style:rel-column-width="9120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926cm" style:rel-column-width="525*"/>
    </style:style>
    <style:style style:name="表6.B" style:family="table-column">
      <style:table-column-properties style:column-width="16.087cm" style:rel-column-width="9120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style:font-name="Arial" fo:font-size="16pt" style:font-name-asian="Arial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1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1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2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14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5" style:family="paragraph" style:parent-style-name="Text_20_body" style:list-style-name="L6">
      <style:paragraph-properties fo:line-height="150%"/>
      <style:text-properties style:font-name="Arial" fo:font-size="16pt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style:writing-mode="lr-tb"/>
    </style:style>
    <style:style style:name="P24" style:family="paragraph" style:parent-style-name="Text_20_body" style:list-style-name="L3">
      <style:paragraph-properties fo:margin-top="0cm" fo:margin-bottom="0cm" fo:line-height="150%" style:writing-mode="lr-tb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6" style:family="paragraph" style:parent-style-name="Table_20_Contents">
      <style:text-properties fo:font-size="14pt" style:font-size-asian="14pt" style:font-size-complex="14pt"/>
    </style:style>
    <style:style style:name="P2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language-asian="ja" style:country-asian="JP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ff3333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9" style:family="text">
      <style:text-properties fo:background-color="#ccff66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background-color="transparent"/>
    </style:style>
    <style:style style:name="T14" style:family="text">
      <style:text-properties fo:background-color="#99ff99"/>
    </style:style>
    <style:style style:name="T15" style:family="text">
      <style:text-properties fo:background-color="#ffcccc"/>
    </style:style>
    <style:style style:name="T16" style:family="text">
      <style:text-properties fo:background-color="#66ffff"/>
    </style:style>
    <style:style style:name="T17" style:family="text">
      <style:text-properties fo:background-color="#cc99ff"/>
    </style:style>
    <style:style style:name="T1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1"/>
      <text:p text:style-name="P6"><text:span text:style-name="T5">44#14.1_X</text:span><text:span text:style-name="T4">---------------------------------------------------------------------------</text:span></text:p>
      <text:p text:style-name="P7">[1] res free# JVEMV6 44#14.1_1 / 44. currency / 14. OBS-DP / 1. start / 20201219_180424</text:p>
      <text:p text:style-name="P1"/>
      <text:p text:style-name="P1">[do] <text:span text:style-name="T1">#_ </text:span></text:p>
      <text:list xml:id="list1821866608980449766" text:style-name="L1">
        <text:list-item>
          <text:p text:style-name="P17">REVIEW </text:p>
        </text:list-item>
        <text:list-item>
          <text:p text:style-name="P17">TASK-1</text:p>
        </text:list-item>
      </text:list>
      <text:p text:style-name="P1">[next]</text:p>
      <text:list xml:id="list3072940628343949634" text:style-name="L2">
        <text:list-item>
          <text:p text:style-name="P18">TASK</text:p>
          <text:list>
            <text:list-item>
              <text:p text:style-name="P18">log_JVE_44_13_53.[session-1~].ods // C:\WORKS_2\WS\WS_Others.JVEMV6\JVEMV6\44_currency\10_prog-php\2_tester</text:p>
            </text:list-item>
          </text:list>
        </text:list-item>
      </text:list>
      <text:p text:style-name="P2">[/ XXX] </text:p>
      <text:p text:style-name="P1"/>
      <text:p text:style-name="P3"/>
      <text:p text:style-name="P6"><text:span text:style-name="T5">44#14.1_1</text:span><text:span text:style-name="T4">---------------------------------------------------------------------------</text:span></text:p>
      <text:p text:style-name="P7">[2] res free# JVEMV6 44#14.1_X / 44. currency / 14. OBS-DP / 1. start / 20201220_214622</text:p>
      <text:p text:style-name="P1"/>
      <text:p text:style-name="P1">[do] <text:span text:style-name="T1">#_ </text:span></text:p>
      <text:list xml:id="list409202693477019239" text:style-name="L3">
        <text:list-item>
          <text:p text:style-name="P24"><text:span text:style-name="T4">observe ==&gt; spreadsheet → C:\WORKS_2\WS\WS_Others.JVEMV6\JVEMV6\44_currency</text:span><text:soft-page-break/><text:span text:style-name="T4">\10_prog-php\2_tester\log_JVE_44_13_53.[session-1~].ods</text:span></text:p>
          <text:list>
            <text:list-item>
              <text:p text:style-name="P19">“1_5”</text:p>
            </text:list-item>
          </text:list>
        </text:list-item>
      </text:list>
      <text:p text:style-name="P1"/>
      <text:p text:style-name="P1">[next]</text:p>
      <text:list xml:id="list871151374430224406" text:style-name="L4">
        <text:list-item>
          <text:p text:style-name="P20">==&gt; see memo</text:p>
        </text:list-item>
      </text:list>
      <text:p text:style-name="P1"/>
      <text:p text:style-name="P3"/>
      <text:p text:style-name="P6"><text:span text:style-name="T5">44#14.1_X</text:span><text:span text:style-name="T4">---------------------------------------------------------------------------</text:span></text:p>
      <text:p text:style-name="P7">[3] res free# JVEMV6 44#14.1_X / 44. currency / 14. OBS-DP / 1. start / 20201222_001404</text:p>
      <text:p text:style-name="P1"/>
      <text:p text:style-name="P1">[do] <text:span text:style-name="T1">#_ 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4">open</text:p>
          </table:table-cell>
          <table:table-cell table:style-name="表1.B1" office:value-type="string">
            <text:p text:style-name="P1">C:\WORKS_2\WS\WS_Others.JVEMV6\JVEMV6\44_currency\10_prog-php\2_tester\log_JVE_44_13_53.[session-1~].ods</text:p>
          </table:table-cell>
        </table:table-row>
        <table:table-row>
          <table:table-cell table:style-name="表1.A2" office:value-type="string">
            <text:p text:style-name="P14">new stats</text:p>
          </table:table-cell>
          <table:table-cell table:style-name="表1.B2" office:value-type="string">
            <text:p text:style-name="P14">tab <text:span text:style-name="T6">“1-5_3” ==&gt; prev 10 bars, for each bar, ratio of ups/downs </text:span><text:span text:style-name="T7">::DROP==&gt;to-next-session</text:span><text:span text:style-name="T6"> </text:span></text:p>
          </table:table-cell>
        </table:table-row>
        <table:table-row>
          <table:table-cell table:style-name="表1.A2" office:value-type="string">
            <text:p text:style-name="P14"/>
          </table:table-cell>
          <table:table-cell table:style-name="表1.B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  <table:table-cell table:style-name="表1.B2" office:value-type="string">
            <text:p text:style-name="P14"/>
          </table:table-cell>
        </table:table-row>
      </table:table>
      <text:p text:style-name="P1"/>
      <text:p text:style-name="P1">[next]</text:p>
      <text:p text:style-name="P1"><text:line-break/><text:span text:style-name="T9">[/ XXX] </text:span></text:p>
      <text:p text:style-name="P1"/>
      <text:p text:style-name="P3"/>
      <text:p text:style-name="P6"><text:span text:style-name="T5">44#14.1_X</text:span><text:span text:style-name="T4">---------------------------------------------------------------------------</text:span></text:p>
      <text:p text:style-name="P7"><text:soft-page-break/>[4] res free# JVEMV6 44#14.1_X / 44. currency / 14. OBS-DP / 1. start / 20210106_174226</text:p>
      <text:p text:style-name="P1"/>
      <text:p text:style-name="P1">[do] <text:span text:style-name="T1">#_ </text:span></text:p>
      <text:list xml:id="list1773740788157947858" text:style-name="L5">
        <text:list-item>
          <text:p text:style-name="P21">see memo ==&gt; <text:a xlink:type="simple" xlink:href="http://benfranklin.chips.jp/cake_apps/Cake_IFM11/images/view/45806" text:style-name="Internet_20_link" text:visited-style-name="Visited_20_Internet_20_Link">http://benfranklin.chips.jp/cake_apps/Cake_IFM11/images/view/45806</text:a>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4"/>
          </table:table-cell>
          <table:table-cell table:style-name="表2.B1" office:value-type="string">
            <text:p text:style-name="P1">gen ==&gt; consolidated list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">"C:\\WORKS_2\\WS\\WS_Others.JVEMV6\\JVEMV6\\44_currency\\10_prog-php\\tasks-26_manual.dummy.odt"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26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id_20120454\20201204_100549[eap-2.id-1].[AUDJPY-5].dir</text:span>&amp;param_Fname_File_Tickets_Data=<text:span text:style-name="T15">[ea-4_tester-1].(20201204_100549).(tickets-data).log</text:span>&amp;param_Fname_File_Statement=<text:span text:style-name="T16">DetailedStatement.[a-j,m5,buy].[20201228_220725].[id=20120454].htm</text:span><text:span text:style-name="T13">&amp;param_Dpath_File_Statement=C:\Users\iwabuchiken\AppData\Roaming\MetaQuotes\Terminal\34B08C83A5AAE27A4079DE708E60511E\MQL4\Files\Logs</text:span><text:span text:style-name="T17">\</text:span><text:span text:style-name="T14">id_20120454\20201204_100549[eap-2.id-1].[AUDJPY-5].dir</text:span>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26">C:\Users\iwabuchiken\AppData\Roaming\MetaQuotes\Terminal\34B08C83A5AAE27A4079DE708E60511E\MQL4\Files\Logs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26">C:\Users\iwabuchiken\AppData\Roaming\MetaQuotes\Terminal\34B08C83A5AAE27A4079DE708E60511E\MQL4\Files\Logs\id=20120454\20201204_100549[eap-2.id-1].[AUDJPY-5].dir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26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26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id_20120311\20201204_100615[eap-2.id-1].[AUDJPY-5].dir</text:span>&amp;param_Fname_File_Tickets_Data=<text:span text:style-name="T15">[ea-4_tester-1].(20201204_100615).(tickets-data).log</text:span>&amp;param_Fname_File_Statement=<text:span text:style-name="T16">DetailedStatement.[a-j,m5,ea-7].[20201228_221141].</text:span><text:soft-page-break/><text:span text:style-name="T16">[id=20120311].htm</text:span><text:span text:style-name="T13">&amp;param_Dpath_File_Statement=C:\Users\iwabuchiken\AppData\Roaming\MetaQuotes\Terminal\34B08C83A5AAE27A4079DE708E60511E\MQL4\Files\Logs</text:span><text:span text:style-name="T17">\</text:span><text:span text:style-name="T14">id_20120311\20201204_100615[eap-2.id-1].[AUDJPY-5].dir</text:span>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26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26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id_20120669\20201204_100529[eap-2.id-1].[AUDJPY-5].dir</text:span>&amp;param_Fname_File_Tickets_Data=<text:span text:style-name="T15">[ea-4_tester-1].(20201204_100529).(tickets-data).log</text:span>&amp;param_Fname_File_Statement=<text:span text:style-name="T16">DetailedStatement.[a-j,m5,buy].[20201228_220257].[id=20120669].htm</text:span><text:span text:style-name="T13">&amp;param_Dpath_File_Statement=C:\Users\iwabuchiken\AppData\Roaming\MetaQuotes\Terminal\34B08C83A5AAE27A4079DE708E60511E\MQL4\Files\Logs</text:span><text:span text:style-name="T17">\</text:span><text:span text:style-name="T14">id_20120669\20201204_100529[eap-2.id-1].[AUDJPY-5].dir</text:span>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26"/>
          </table:table-cell>
        </table:table-row>
      </table:table>
      <text:p text:style-name="P1"/>
      <text:p text:style-name="P1">[next]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4"/>
          </table:table-cell>
          <table:table-cell table:style-name="表3.B1" office:value-type="string">
            <text:p text:style-name="P26">copy data ==&gt; to sheet ---&gt; DUP the existing file</text:p>
          </table:table-cell>
        </table:table-row>
        <table:table-row>
          <table:table-cell table:style-name="表3.A2" office:value-type="string">
            <text:p text:style-name="P14"/>
          </table:table-cell>
          <table:table-cell table:style-name="表3.B2" office:value-type="string">
            <text:p text:style-name="P26">C:\WORKS_2\WS\WS_Others.JVEMV6\JVEMV6\44_currency\10_prog-php\2_tester\log_JVE_44_13_53.[session-1~].ods</text:p>
          </table:table-cell>
        </table:table-row>
        <table:table-row>
          <table:table-cell table:style-name="表3.A2" office:value-type="string">
            <text:p text:style-name="P14"/>
          </table:table-cell>
          <table:table-cell table:style-name="表3.B2" office:value-type="string">
            <text:p text:style-name="P26"/>
          </table:table-cell>
        </table:table-row>
      </table:table>
      <text:p text:style-name="P1"><text:line-break/><text:span text:style-name="T9">[/ XXX] </text:span></text:p>
      <text:p text:style-name="P1"/>
      <text:p text:style-name="P1"/>
      <text:p text:style-name="P1"/>
      <text:p text:style-name="P6"><text:span text:style-name="T5">44#14.1_4</text:span><text:span text:style-name="T4">---------------------------------------------------------------------------</text:span></text:p>
      <text:p text:style-name="P7">[5] res free# JVEMV6 44#14.1_X / 44. currency / 14. OBS-DP / 1. start / 20210106_174226</text:p>
      <text:p text:style-name="P1"/>
      <text:p text:style-name="P3"><text:soft-page-break/>@@@</text:p>
      <text:p text:style-name="P1"/>
      <text:p text:style-name="P1"/>
      <text:p text:style-name="P1"/>
      <text:p text:style-name="P1">------------------------------------------------ [TEMPLATE] 20191224_144528</text:p>
      <text:p text:style-name="P1"><text:span text:style-name="T8">XX</text:span>---------------------------------------------------------------------------</text:p>
      <text:p text:style-name="P8">res free# JVEMV6 44#10.2_XX / 44. currency / 10. prog-php / 2. tester / <text:s/>XXXX</text:p>
      <text:p text:style-name="P1"/>
      <text:p text:style-name="P1">[do] <text:span text:style-name="T1">#_ 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4"/>
          </table:table-cell>
          <table:table-cell table:style-name="表4.B1" office:value-type="string">
            <text:p text:style-name="P26"/>
          </table:table-cell>
        </table:table-row>
        <table:table-row>
          <table:table-cell table:style-name="表4.A2" office:value-type="string">
            <text:p text:style-name="P14"/>
          </table:table-cell>
          <table:table-cell table:style-name="表4.B2" office:value-type="string">
            <text:p text:style-name="P26"/>
          </table:table-cell>
        </table:table-row>
        <table:table-row>
          <table:table-cell table:style-name="表4.A2" office:value-type="string">
            <text:p text:style-name="P14"/>
          </table:table-cell>
          <table:table-cell table:style-name="表4.B2" office:value-type="string">
            <text:p text:style-name="P26"/>
          </table:table-cell>
        </table:table-row>
      </table:table>
      <text:p text:style-name="P1"/>
      <text:p text:style-name="P1">[next]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4"/>
          </table:table-cell>
          <table:table-cell table:style-name="表6.B1" office:value-type="string">
            <text:p text:style-name="P26"/>
          </table:table-cell>
        </table:table-row>
        <table:table-row>
          <table:table-cell table:style-name="表6.A2" office:value-type="string">
            <text:p text:style-name="P14"/>
          </table:table-cell>
          <table:table-cell table:style-name="表6.B2" office:value-type="string">
            <text:p text:style-name="P26"/>
          </table:table-cell>
        </table:table-row>
      </table:table>
      <text:p text:style-name="P4"><text:line-break/><text:span text:style-name="T9">[/ XXX] </text:span></text:p>
      <text:p text:style-name="P9"/>
      <text:p text:style-name="P9"/>
      <text:p text:style-name="P9"/>
      <text:p text:style-name="P5"/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13">###</text:p>
          </table:table-cell>
          <table:covered-table-cell/>
        </table:table-row>
        <text:soft-page-break/>
        <table:table-row>
          <table:table-cell table:style-name="表5.A2" office:value-type="float" office:value="1">
            <text:p text:style-name="P12">1</text:p>
          </table:table-cell>
          <table:table-cell table:style-name="表5.B2" office:value-type="string">
            <text:p text:style-name="P11"><office:annotation office:name="__Annotation__8900_5646382082"><dc:creator>iwabuchi ken</dc:creator><dc:date>2020-06-18T17:30:51.95</dc:date><text:p text:style-name="P28"><text:span text:style-name="T18">https://stackoverflow.com/questions/357315/get-list-of-passed-arguments-in-windows-batch-script-bat</text:span></text:p></office:annotation><text:span text:style-name="T11">C:</text:span><office:annotation-end office:name="__Annotation__8900_5646382082"/><text:span text:style-name="T11">\WORKS_2\WS\WS_Others.JVEMV6\JVEMV6\44_currency\10_prog-php\2</text:span></text:p>
            <text:p text:style-name="P11"><text:span text:style-name="T11">_tester\end_all_cake.bat <text:s text:c="8"/></text:span><text:span text:style-name="T12"><text:s text:c="4"/></text:span><text:s text:c="40"/><text:span text:style-name="T2">[9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<office:annotation office:name="__Annotation__8900_56463820813"><dc:creator>iwabuchi ken</dc:creator><dc:date>2020-06-18T17:30:51.97</dc:date><text:p text:style-name="P28"><text:span text:style-name="T18">https://stackoverflow.com/questions/357315/get-list-of-passed-arguments-in-windows-batch-script-bat</text:span></text:p></office:annotation><text:span text:style-name="T11">C:</text:span><office:annotation-end office:name="__Annotation__8900_56463820813"/><text:span text:style-name="T11">\WORKS_2\WS\WS_Others.JVEMV6\JVEMV6\44_currency\10_prog-php\2_tester\end_all_mt4.bat <text:s text:c="55"/></text:span><text:span text:style-name="T2">[9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<office:annotation office:name="__Annotation__8900_564638208111"><dc:creator>iwabuchi ken</dc:creator><dc:date>2020-06-18T17:30:51.97</dc:date><text:p text:style-name="P28"><text:span text:style-name="T18">https://stackoverflow.com/questions/357315/get-list-of-passed-arguments-in-windows-batch-script-bat</text:span></text:p></office:annotation><text:span text:style-name="T10">C:</text:span><office:annotation-end office:name="__Annotation__8900_564638208111"/><text:span text:style-name="T10">\WORKS_2\WS\WS_Others.JVEMV6\JVEMV6\44_currency\10_prog-php\2_tester\end_all_jve.bat</text:span> <text:s text:c="50"/><text:span text:style-name="T3">[4] res free# JVEMV6 44#14.1_X / 44. currency / 14. OBS-DP / 1. start / 20210106_174226</text:span></text:p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<office:annotation office:name="__Annotation__8900_564638208121"><dc:creator>iwabuchi ken</dc:creator><dc:date>2020-06-18T17:30:51.97</dc:date><text:p text:style-name="P28"><text:span text:style-name="T18">https://stackoverflow.com/questions/357315/get-list-of-passed-arguments-in-windows-batch-script-bat</text:span></text:p></office:annotation><text:span text:style-name="T10">C:</text:span><office:annotation-end office:name="__Annotation__8900_564638208121"/><text:span text:style-name="T10">\WORKS_2\WS\WS_Others.JVEMV6\JVEMV6\44_currency\10_prog-php\2_tester\end_all_apps.bat</text:span> <text:span text:style-name="T2">[9] res free# JVEMV6 44#13.53_X / 44. </text:span><text:span text:style-name="T2">currency / 13. tasks / 53. </text:span><text:span text:style-name="T2">update:fx_utilities/util_3__Gen_Trading_Result_List <text:s/>/ XXX</text:span></text:p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0"/>
          </table:table-cell>
        </table:table-row>
      </table:table>
      <text:list xml:id="list8426266165124588283" text:style-name="L6">
        <text:list-item>
          <text:p text:style-name="P15"/>
        </text:list-item>
      </text:list>
      <text:p text:style-name="P1"/>
      <text:p text:style-name="P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1-01-06T18:08:26.03</dc:date>
    <dc:creator>iwabuchi ken</dc:creator>
    <meta:editing-duration>P12DT17H16M49S</meta:editing-duration>
    <meta:editing-cycles>2145</meta:editing-cycles>
    <meta:generator>OpenOffice/4.1.3$Win32 OpenOffice.org_project/413m1$Build-9783</meta:generator>
    <meta:document-statistic meta:table-count="6" meta:image-count="0" meta:object-count="0" meta:page-count="6" meta:paragraph-count="60" meta:word-count="280" meta:character-count="5237"/>
  </office:meta>
</office:document-meta>
</file>